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FDBB6B7289D42525.png" manifest:media-type="image/png"/>
  <manifest:file-entry manifest:full-path="Pictures/100005810000031A0000031A90A9BB170713D465.svg" manifest:media-type="image/svg+xml"/>
  <manifest:file-entry manifest:full-path="Pictures/100000010000001E0000001E0475696A0C71DBCE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38479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1264d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f9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14ce1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8" style:family="text">
      <style:text-properties style:use-window-font-color="true" loext:opacity="0%" style:font-name="Liberation Sans" officeooo:rsid="047da547"/>
    </style:style>
    <style:style style:name="T26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" fo:font-size="12pt" style:font-size-asian="12pt" style:font-size-complex="12pt"/>
    </style:style>
    <style:style style:name="T302" style:family="text">
      <style:text-properties style:use-window-font-color="true" loext:opacity="0%" style:font-name="Liberation Sans" officeooo:rsid="0efd8e5c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officeooo:rsid="04473353"/>
    </style:style>
    <style:style style:name="T3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8" style:family="text">
      <style:text-properties officeooo:rsid="0aace3cd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5" style:family="text">
      <style:text-properties officeooo:rsid="0f0ca65a"/>
    </style:style>
    <style:style style:name="T326" style:family="text">
      <style:text-properties officeooo:rsid="0f8f58bd"/>
    </style:style>
    <style:style style:name="T327" style:family="text">
      <style:text-properties officeooo:rsid="0f95a7a0"/>
    </style:style>
    <style:style style:name="T328" style:family="text">
      <style:text-properties style:text-underline-style="none"/>
    </style:style>
    <style:style style:name="T329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9">LTS staat voor Long-Term Support, </text:span><text:span text:style-name="T310">langetermijnondersteuning, </text:span><text:span text:style-name="T309">en deze </text:span><text:span text:style-name="Strong_20_Emphasis"><text:span text:style-name="T317"><text:user-field-get text:name="Distro">Ubuntu</text:user-field-get></text:span></text:span><text:span text:style-name="T311"><text:s/></text:span><text:span text:style-name="T318"><text:user-field-get text:name="Version">22.04</text:user-field-get></text:span><text:span text:style-name="T318"><text:s/></text:span><text:span text:style-name="T319">LTS</text:span><text:span text:style-name="T318"> </text:span><text:span text:style-name="Strong_20_Emphasis"><text:span text:style-name="T320"><text:user-field-get text:name="Edition">Desktop</text:user-field-get></text:span></text:span><text:span text:style-name="T309"><text:s/>(codenaam jammy) van april</text:span><text:span text:style-name="T312"> </text:span><text:span text:style-name="Strong_20_Emphasis"><text:span text:style-name="T321"><text:user-field-get style:data-style-name="N0" text:name="Releaseyear">2022</text:user-field-get></text:span></text:span><text:span text:style-name="T313"><text:s/></text:span><text:span text:style-name="T309">wordt gedurende 5 jaar ondersteund tot april 2027, en met een </text:span><text:span text:style-name="T316">gratis persoonlijk </text:span><text:span text:style-name="T309">Ubuntu </text:span><text:span text:style-name="T314">P</text:span><text:span text:style-name="T309">ro-abonnement gedurende 1</text:span><text:span text:style-name="T315">0</text:span><text:span text:style-name="T309"> jaar tot april 203</text:span><text:span text:style-name="T315">2</text:span><text:span text:style-name="T309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5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8">zie </text:span><text:span text:style-name="T302">[</text:span><text:span text:style-name="T268">toelichting</text:span><text:span text:style-name="T302">]</text:span><text:span text:style-name="T18">:</text:span></text:p>
      <text:p text:style-name="P3"><text:span text:style-name="Definition"><text:span text:style-name="T25">GEBRUIKER</text:span></text:span><text:span text:style-name="T276"><text:tab/><text:tab/></text:span><text:span text:style-name="T301"> <text:tab/><text:tab/></text:span><text:span text:style-name="T277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77"><text:tab/> <text:s text:c="2"/></text:span><text:span text:style-name="T278">[</text:span><text:span text:style-name="T279">V</text:span><text:span text:style-name="T271">olledige naam, bijv. </text:span><text:span text:style-name="T272">J</text:span><text:span text:style-name="T299">a</text:span><text:span text:style-name="T272">n </text:span><text:span text:style-name="T299">Jansen</text:span><text:span text:style-name="T300">]</text:span></text:p>
      <text:p text:style-name="P91"><text:span text:style-name="Definition"><text:span text:style-name="T270">g</text:span></text:span><text:span text:style-name="Definition">ebruikersnaam</text:span><text:span text:style-name="Definition"><text:span text:style-name="T328"><text:tab/></text:span></text:span><text:span text:style-name="T269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9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80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5">[</text:span><text:span text:style-name="T286">N</text:span><text:span text:style-name="T281">aam van de compute</text:span><text:span text:style-name="T282">r, </text:span><text:span text:style-name="T283">bijv. </text:span><text:span text:style-name="T284">pc02</text:span><text:span text:style-name="T285">]</text:span></text:p>
      <text:p text:style-name="P3"><text:span text:style-name="Definition"><text:span text:style-name="T288">GEBRUIKER</text:span></text:span><text:span text:style-name="Definition"><text:span text:style-name="T293"><text:tab/></text:span></text:span><text:span text:style-name="T287"><text:tab/></text:span><text:span text:style-name="T301"> <text:tab/><text:tab/></text:span><text:span text:style-name="T277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77"><text:tab/> <text:s text:c="2"/></text:span><text:span text:style-name="T278">[</text:span><text:span text:style-name="T279">V</text:span><text:span text:style-name="T271">olledige naam </text:span><text:span text:style-name="T275">evt. 2</text:span><text:span text:style-name="T303">e</text:span><text:span text:style-name="T273"> gebruiker</text:span><text:span text:style-name="T274">]</text:span></text:p>
      <text:p text:style-name="P91"><text:span text:style-name="Definition"><text:span text:style-name="T288">GEBRUIKERSN</text:span></text:span><text:span text:style-name="Definition"><text:span text:style-name="T289">aa</text:span></text:span><text:span text:style-name="Definition"><text:span text:style-name="T288">M</text:span></text:span><text:span text:style-name="Definition"><text:span text:style-name="T293"><text:tab/></text:span></text:span><text:span text:style-name="T269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9"><text:tab/> <text:s text:c="2"/></text:span><text:span text:style-name="T291">[</text:span><text:span text:style-name="T292">K</text:span><text:span text:style-name="T290">orte naam</text:span><text:span text:style-name="T294"> </text:span><text:span text:style-name="T295">e</text:span><text:span text:style-name="T296">vt. 2</text:span><text:span text:style-name="T304">e</text:span><text:span text:style-name="T296"> </text:span><text:span text:style-name="T297">gebruiker</text:span><text:span text:style-name="T298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191653562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3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9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82861518572431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5">Vanaf ee</text:span>n <text:span text:style-name="T327">L</text:span>ive <text:span text:style-name="T326">USB</text:span><text:span text:style-name="T308">-stick</text:span><text:span text:style-name="T23"> </text:span>kunt <text:span text:style-name="T305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7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6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82860955525279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82861429055169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4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8">Karel Zimmer</text:span></text:span></text:a><text:span text:style-name="Emphasis"><text:span text:style-name="T262">.</text:span></text:span></text:p>
      <text:p text:style-name="P4"><text:span text:style-name="Emphasis"><text:span text:style-name="T263">Licentie</text:span></text:span><text:span text:style-name="Emphasis"><text:span text:style-name="T261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6">CC0 1.0</text:span></text:span></text:a><text:span text:style-name="Emphasis"><text:span text:style-name="T264"> </text:span></text:span><text:span text:style-name="Emphasis"><text:span text:style-name="T26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0475696A0C71DBCE.png" xlink:type="simple" xlink:show="embed" xlink:actuate="onLoad" draw:mime-type="image/png"/></draw:frame></draw:a></text:span></text:span><text:span text:style-name="Emphasis"><text:span text:style-name="T322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FDBB6B7289D42525.png" xlink:type="simple" xlink:show="embed" xlink:actuate="onLoad" draw:mime-type="image/png"/></draw:frame></draw:a></text:span></text:span><text:span text:style-name="Emphasis"><text:span text:style-name="T3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02T08:28:59.451251691">02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8:59.318814817</dc:date>
    <meta:keyword>Installatie</meta:keyword>
    <meta:keyword>Checklist</meta:keyword>
    <meta:keyword>Linux</meta:keyword>
    <meta:editing-cycles>6852</meta:editing-cycles>
    <meta:editing-duration>P12DT4H3M6S</meta:editing-duration>
    <dc:creator>Karel Zimmer</dc:creator>
    <meta:document-statistic meta:table-count="4" meta:image-count="2" meta:object-count="0" meta:page-count="4" meta:paragraph-count="96" meta:word-count="630" meta:character-count="4393" meta:non-whitespace-character-count="3805"/>
    <meta:user-defined meta:name="Info 1"/>
    <meta:user-defined meta:name="Info 2"/>
    <meta:user-defined meta:name="Info 3"/>
    <meta:user-defined meta:name="Info 4"/>
  </office:meta>
</office:document-meta>
</file>